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d1c" officeooo:paragraph-rsid="001ed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13:39:39.467488656</meta:creation-date>
    <dc:date>2020-06-21T13:40:07.526634633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3.2$Linux_X86_64 LibreOffice_project/40$Build-2</meta:generator>
  </office:meta>
</office:document-meta>
</file>